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a761c"/>
    </style:style>
    <style:style style:name="P2" style:family="paragraph" style:parent-style-name="Standard">
      <style:text-properties officeooo:rsid="000a761c" officeooo:paragraph-rsid="000a761c"/>
    </style:style>
    <style:style style:name="P3" style:family="paragraph" style:parent-style-name="Standard">
      <style:text-properties officeooo:rsid="000aded5" officeooo:paragraph-rsid="000aded5"/>
    </style:style>
    <style:style style:name="P4" style:family="paragraph" style:parent-style-name="Standard">
      <style:text-properties fo:font-size="20pt" officeooo:rsid="000aded5" officeooo:paragraph-rsid="000aded5"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ando Dlamini</text:p>
      <text:p text:style-name="P4">Wine varietals </text:p>
      <text:p text:style-name="P4"/>
      <text:p text:style-name="P1">A wine varietal refers to a wine made from a single variety of grapes, such as pinot noir, chardonnay, and cabernet sauvignon. It is important to note that different types of wine, such as red, white, sparkling, and dessert wines, are not varietals themselves but contain varietals within their categories. In some wine-producing regions like North America, Australia, and South America, the varietal name is the same as the grape used, such as Syrah made from Syrah grapes. However, in traditional wine regions like France and Italy, varietal names are based on the location where the wine is produced rather than the grape variety. For example, a Burgundy wine from France is made using Pinot Noir grapes. Wines made from multiple grape varieties that do not meet the varietal threshold are called blends. There are approximately 10,000 different wine grape varieties cultivated worldwide. Red wine varietals include Cabernet Sauvignon, Gamay, Grenache, Malbec, Merlot, Pinot Noir, Sangiovese, Syrah, Tempranillo, and Zinfandel. White wine varietals include Chardonnay, Chenin Blanc, Gewürztraminer, Muscat, Pinot Grigio, Riesling, Sauvignon Blanc, and Viognier.</text:p>
      <text:p text:style-name="P1"/>
      <text:p text:style-name="P2">Reference :</text:p>
      <text:p text:style-name="P2"/>
      <text:p text:style-name="P2"><text:a xlink:type="simple" xlink:href="https://www.masterclass.com/articles/wine-varietals" text:style-name="Internet_20_link" text:visited-style-name="Visited_20_Internet_20_Link">https://www.masterclass.com/articles/wine-varietals</text:a></text:p>
      <text:p text:style-name="P2">https://www.cawineclub.com/wine-variet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0:36:36.618275457</meta:creation-date>
    <dc:date>2023-05-16T10:53:07.409478644</dc:date>
    <meta:editing-duration>PT11M</meta:editing-duration>
    <meta:editing-cycles>2</meta:editing-cycles>
    <meta:generator>LibreOffice/7.4.5.1$Linux_X86_64 LibreOffice_project/40$Build-1</meta:generator>
    <meta:document-statistic meta:table-count="0" meta:image-count="0" meta:object-count="0" meta:page-count="1" meta:paragraph-count="6" meta:word-count="184" meta:character-count="1296" meta:non-whitespace-character-count="1117"/>
  </office:meta>
</office:document-meta>
</file>